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xceptionSubclassTranslatorTests.doTest( SQLException ex , Class &lt; ? &gt; dataAccess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ExceptionSubclassTranslatorTests.fallbackState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xceptionSubclassTranslatorTests.exceptionClass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